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d9c08" officeooo:paragraph-rsid="001d9c08"/>
    </style:style>
    <style:style style:name="P2" style:family="paragraph" style:parent-style-name="Standard">
      <style:text-properties officeooo:rsid="001d9c08" officeooo:paragraph-rsid="001f2bbc"/>
    </style:style>
    <style:style style:name="P3" style:family="paragraph" style:parent-style-name="Standard">
      <style:text-properties fo:font-weight="bold" officeooo:rsid="001d9c08" officeooo:paragraph-rsid="001f2bbc" style:font-weight-asian="bold" style:font-weight-complex="bold"/>
    </style:style>
    <style:style style:name="P4" style:family="paragraph" style:parent-style-name="Standard">
      <style:text-properties officeooo:rsid="001dab1e" officeooo:paragraph-rsid="001dab1e"/>
    </style:style>
    <style:style style:name="P5" style:family="paragraph" style:parent-style-name="Standard">
      <style:text-properties officeooo:rsid="001e4adc" officeooo:paragraph-rsid="001e4adc"/>
    </style:style>
    <style:style style:name="P6" style:family="paragraph" style:parent-style-name="Standard">
      <style:text-properties officeooo:rsid="001f2bbc" officeooo:paragraph-rsid="001f2bbc"/>
    </style:style>
    <style:style style:name="P7" style:family="paragraph" style:parent-style-name="Standard">
      <style:paragraph-properties fo:text-align="center" style:justify-single-word="false"/>
      <style:text-properties officeooo:rsid="001f2bbc" officeooo:paragraph-rsid="001f2bbc"/>
    </style:style>
    <style:style style:name="P8" style:family="paragraph" style:parent-style-name="Standard">
      <style:text-properties officeooo:rsid="0020e730" officeooo:paragraph-rsid="0020e730"/>
    </style:style>
    <style:style style:name="P9" style:family="paragraph" style:parent-style-name="Standard">
      <style:text-properties officeooo:rsid="0021ddd3" officeooo:paragraph-rsid="0021ddd3"/>
    </style:style>
    <style:style style:name="P10" style:family="paragraph" style:parent-style-name="Standard">
      <style:text-properties officeooo:rsid="0023dd87" officeooo:paragraph-rsid="0023dd87"/>
    </style:style>
    <style:style style:name="P11" style:family="paragraph" style:parent-style-name="Standard">
      <style:text-properties fo:font-weight="normal" officeooo:rsid="0023dd87" officeooo:paragraph-rsid="0023dd87" style:font-weight-asian="normal" style:font-weight-complex="normal"/>
    </style:style>
    <style:style style:name="P12" style:family="paragraph" style:parent-style-name="Standard">
      <style:text-properties fo:font-weight="normal" officeooo:rsid="0026b8af" officeooo:paragraph-rsid="0026b8af" style:font-weight-asian="normal" style:font-weight-complex="normal"/>
    </style:style>
    <style:style style:name="P13" style:family="paragraph" style:parent-style-name="Text_20_body">
      <style:text-properties officeooo:rsid="002838ed" officeooo:paragraph-rsid="002838ed"/>
    </style:style>
    <style:style style:name="P14" style:family="paragraph" style:parent-style-name="Text_20_body">
      <style:text-properties officeooo:rsid="00290c57" officeooo:paragraph-rsid="00290c57"/>
    </style:style>
    <style:style style:name="P15" style:family="paragraph" style:parent-style-name="Text_20_body">
      <style:text-properties officeooo:rsid="002ade33" officeooo:paragraph-rsid="002ade33"/>
    </style:style>
    <style:style style:name="P16" style:family="paragraph" style:parent-style-name="Text_20_body">
      <style:text-properties officeooo:rsid="002d0fd2" officeooo:paragraph-rsid="002d0fd2"/>
    </style:style>
    <style:style style:name="P17" style:family="paragraph" style:parent-style-name="Heading_20_3">
      <style:text-properties fo:font-weight="normal" style:font-weight-asian="normal" style:font-weight-complex="normal"/>
    </style:style>
    <style:style style:name="P18" style:family="paragraph" style:parent-style-name="Heading_20_3">
      <style:text-properties fo:font-weight="normal" officeooo:rsid="0023dd87" officeooo:paragraph-rsid="0023dd87" style:font-weight-asian="normal" style:font-weight-complex="normal"/>
    </style:style>
    <style:style style:name="P19" style:family="paragraph" style:parent-style-name="Standard">
      <style:text-properties officeooo:rsid="001d9c08" officeooo:paragraph-rsid="001d9c08"/>
    </style:style>
    <style:style style:name="P20" style:family="paragraph" style:parent-style-name="Standard">
      <style:text-properties officeooo:rsid="002de55d" officeooo:paragraph-rsid="002de5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ab1e"/>
    </style:style>
    <style:style style:name="T3" style:family="text">
      <style:text-properties officeooo:rsid="001e4ad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e14c" style:font-weight-asian="normal" style:font-weight-complex="normal"/>
    </style:style>
    <style:style style:name="T6" style:family="text">
      <style:text-properties officeooo:rsid="00284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SKELL</text:p>
      <text:h text:style-name="Heading_20_1" text:outline-level="1">Functional Programming</text:h>
      <text:h text:style-name="P18" text:outline-level="3">Higher order functions</text:h>
      <text:p text:style-name="P11">Higher order functions are functions that take functions as parameters and/or return function as return values.</text:p>
      <text:p text:style-name="P10"/>
      <text:h text:style-name="P17" text:outline-level="3">Curried function</text:h>
      <text:p text:style-name="P13">Every function take one parameter so when we have a function that take more that one parameter, calling the function with less parameter will return a new function (partial<text:span text:style-name="T6">ly applied</text:span> function, <text:span text:style-name="T6">a function that take as many parameters as we left out</text:span>!)</text:p>
      <text:h text:style-name="Heading_20_3" text:outline-level="3"><text:span text:style-name="T4">Partial function applicat</text:span><text:span text:style-name="T5">i</text:span><text:span text:style-name="T4">on</text:span></text:h>
      <text:p text:style-name="Text_20_body"/>
      <text:h text:style-name="Heading_20_3" text:outline-level="3">Infix functions and sections</text:h>
      <text:p text:style-name="P15">Example: divideByTen = (/10)</text:p>
      <text:p text:style-name="P14">(-4) means minus four. To subtract 4 to the operand use: (subtract 4).</text:p>
      <text:p text:style-name="P14"/>
      <text:h text:style-name="Heading_20_3" text:outline-level="3">Predicate</text:h>
      <text:p text:style-name="P16">Predicate is a function that tells whether something is true or not, so in our case, a function that returns a boolean value. </text:p>
      <text:p text:style-name="P14"/>
      <text:h text:style-name="P17" text:outline-level="3">Lambdas</text:h>
      <text:p text:style-name="P12">Lambdas are basically anonymous function that are used because we need some functions only once.</text:p>
      <text:p text:style-name="P12"/>
      <text:h text:style-name="Heading_20_1" text:outline-level="1">KEYWORDS</text:h>
      <text:p text:style-name="P3"/>
      <text:h text:style-name="Heading_20_3" text:outline-level="3">Let</text:h>
      <text:p text:style-name="P2">let keyword is used to define name. Es. Let x = 10 (or just x = 10 inside script file).</text:p>
      <text:p text:style-name="P2"/>
      <text:p text:style-name="P2"/>
      <text:h text:style-name="Heading_20_1" text:outline-level="1"><text:soft-page-break/>EXPRESSION</text:h>
      <text:p text:style-name="P8">An expression is, for example, 5 or 5+3</text:p>
      <text:h text:style-name="Heading_20_3" text:outline-level="3">=&gt;</text:h>
      <text:p text:style-name="P2"/>
      <text:h text:style-name="Heading_20_1" text:outline-level="1">FUNCTION</text:h>
      <text:p text:style-name="P8">Function are expression too.</text:p>
      <text:p text:style-name="P8"/>
      <text:h text:style-name="Heading_20_3" text:outline-level="3">Function</text:h>
      <text:p text:style-name="P1">Function name start always with upper case letter.</text:p>
      <text:p text:style-name="P1">Function without parameters is an immutable definition.</text:p>
      <text:p text:style-name="P1"/>
      <text:h text:style-name="Heading_20_3" text:outline-level="3">' (apostrophe) </text:h>
      <text:p text:style-name="P1">is a valid character for function name. FunctionName and FunctionName' are both valid name for function.</text:p>
      <text:p text:style-name="P1"/>
      <text:p text:style-name="P1"/>
      <text:h text:style-name="Heading_20_1" text:outline-level="1">LIST</text:h>
      <text:h text:style-name="Heading_20_3" text:outline-level="3">List</text:h>
      <text:p text:style-name="P1">are homogenous data structure. It stores elements of the same type. </text:p>
      <text:p text:style-name="P1">List sintax is: [1, 2, 3, …]</text:p>
      <text:p text:style-name="P1"><text:span text:style-name="T3">S</text:span>trings are list</text:p>
      <text:p text:style-name="P5">list are compared in lexicographical order.</text:p>
      <text:p text:style-name="P1"/>
      <text:h text:style-name="Heading_20_3" text:outline-level="3">[] </text:h>
      <text:p text:style-name="P4">is an empty list.</text:p>
      <text:p text:style-name="P1"/>
      <text:h text:style-name="Heading_20_3" text:outline-level="3">++ operator</text:h>
      <text:p text:style-name="P1">++ concat list. Es. [1,2,3] ++ [4,5] ---&gt; [1,2,3,4,5]</text:p>
      <text:p text:style-name="P4">It takes two list.</text:p>
      <text:p text:style-name="P1"/>
      <text:h text:style-name="Heading_20_3" text:outline-level="3">: <text:span text:style-name="T2">cons operator</text:span></text:h>
      <text:p text:style-name="P4">add an element at the beginning of a list. Es. 'a' : “ te” ---&gt; “a te”.</text:p>
      <text:p text:style-name="P4">It takes a value and a list.</text:p>
      <text:p text:style-name="P1"/>
      <text:h text:style-name="Heading_20_3" text:outline-level="3"><text:soft-page-break/>!! <text:span text:style-name="T2">operator</text:span></text:h>
      <text:p text:style-name="P4">get out an element from a list by index. Index starts from 0.</text:p>
      <text:p text:style-name="P1"/>
      <text:h text:style-name="Heading_20_3" text:outline-level="3">List functions</text:h>
      <text:p text:style-name="P5">head, tail, last, init, length, null, reverse, take, drop, maximum, minimum, sum, product, elem, cycle, repeat, replicate.</text:p>
      <text:p text:style-name="P5"/>
      <text:h text:style-name="Heading_20_3" text:outline-level="3">.. range</text:h>
      <text:p text:style-name="P5">es [1..5] ---&gt; [1,2,3,4,5]</text:p>
      <text:p text:style-name="P5"/>
      <text:h text:style-name="Heading_20_3" text:outline-level="3">list comprehension</text:h>
      <text:p text:style-name="P6">[ x | x &lt;- [50..100], x `mod` 7 == 3]</text:p>
      <text:p text:style-name="P1"/>
      <text:h text:style-name="Heading_20_3" text:outline-level="3">String</text:h>
      <text:p text:style-name="P1">are <text:span text:style-name="T1">list</text:span> of char.</text:p>
      <text:p text:style-name="P1"/>
      <text:h text:style-name="Heading_20_1" text:outline-level="1">TUPLE</text:h>
      <text:p text:style-name="P7"/>
      <text:h text:style-name="Heading_20_1" text:outline-level="1">TYPE</text:h>
      <text:p text:style-name="P9">Explicit type are denoted with first letter in capital case.</text:p>
      <text:p text:style-name="P9"/>
      <text:h text:style-name="Heading_20_3" text:outline-level="3">:: </text:h>
      <text:p text:style-name="P6">means “has type of”</text:p>
      <text:p text:style-name="P6">is used to esplicity define a function type.</text:p>
      <text:p text:style-name="P6">FunctionName :: [Char] → [Char]</text:p>
      <text:p text:style-name="P1"/>
      <text:p text:style-name="P1"/>
      <text:h text:style-name="Heading_20_3" text:outline-level="3">type variables</text:h>
      <text:p text:style-name="P9">Is like generics in other languages.</text:p>
      <text:p text:style-name="P9">Function that have type variables are called polymorphic functions.</text:p>
      <text:p text:style-name="P9"/>
      <text:p text:style-name="P1"/>
      <text:p text:style-name="P1"/>
      <text:p text:style-name="P20">PROBLEM SOLVING</text:p>
      <text:p text:style-name="P20">It really helps to first think what the type declaration of a function should be before concerning ourselves with the implementation and then write it down. In Haskell, a function's type declaration tells us a whole lot about the function, due to the very strong type system.</text:p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1:06:48.224423164</meta:creation-date>
    <dc:date>2015-05-03T22:44:41.249175819</dc:date>
    <meta:editing-duration>PT2H34M45S</meta:editing-duration>
    <meta:editing-cycles>12</meta:editing-cycles>
    <meta:generator>LibreOffice/4.2.6.3$Linux_x86 LibreOffice_project/420m0$Build-3</meta:generator>
    <meta:document-statistic meta:table-count="0" meta:image-count="0" meta:object-count="0" meta:page-count="4" meta:paragraph-count="63" meta:word-count="434" meta:character-count="2508" meta:non-whitespace-character-count="2135"/>
  </office:meta>
</office:document-meta>
</file>